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8cm" fo:min-width="1.657cm"/>
    </style:style>
    <style:style style:name="gr2" style:family="graphic" style:parent-style-name="standard">
      <style:graphic-properties draw:textarea-horizontal-align="justify" draw:textarea-vertical-align="middle" draw:auto-grow-height="false" fo:min-height="1.909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429cm" svg:height="3.048cm" svg:x="9.636cm" svg:y="5.572cm">
          <text:p text:style-name="P1">ww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5.324cm" svg:y="10.525cm">
          <text:p text:style-name="P1">job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7.985cm" svg:y="10.525cm">
          <text:p text:style-name="P1">u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1.668cm" svg:y="5.572cm">
          <text:p text:style-name="P1">ww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1.668cm" svg:y="10.525cm">
          <text:p text:style-name="P1">cont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3.429cm" svg:height="3.048cm" svg:x="13.7cm" svg:y="5.572cm">
          <text:p text:style-name="P1">www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0.255cm" svg:height="2.159cm" svg:x="13.19cm" svg:y="8.62cm">
          <text:p/>
          <draw:enhanced-geometry svg:viewBox="0 0 21600 21600" draw:text-areas="?f0 ?f7 ?f2 21600" draw:mirror-horizont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429cm" svg:height="3.048cm" svg:x="19.034cm" svg:y="10.525cm">
          <text:p text:style-name="P1">comm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04T16:05:33.551238821</meta:creation-date>
    <dc:date>2016-08-04T17:47:57.081986138</dc:date>
    <meta:editing-duration>PT41M19S</meta:editing-duration>
    <meta:editing-cycles>9</meta:editing-cycles>
    <meta:generator>LibreOffice/5.1.4.2$Linux_X86_64 LibreOffice_project/10m0$Build-2</meta:generator>
    <meta:document-statistic meta:object-count="8"/>
  </office:meta>
</office:document-meta>
</file>